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8-04" calcext:value-type="date">
            <text:p>04/08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9-02" calcext:value-type="date">
            <text:p>02/09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10-01" calcext:value-type="date">
            <text:p>01/10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Mens. 10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11-03" calcext:value-type="date">
            <text:p>03/11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11-30" calcext:value-type="date">
            <text:p>30/11/2025</text:p>
          </table:table-cell>
          <table:table-cell table:style-name="ce28" office:value-type="string" calcext:value-type="string">
            <text:p>Mens. 11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12-01" calcext:value-type="date">
            <text:p>01/12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12-31" calcext:value-type="date">
            <text:p>31/12/2025</text:p>
          </table:table-cell>
          <table:table-cell table:style-name="ce28" office:value-type="string" calcext:value-type="string">
            <text:p>Mens. 12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6-01-02" calcext:value-type="date">
            <text:p>02/01/2026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7])" office:value-type="float" office:value="0" calcext:value-type="float">
            <text:p>-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2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minutes number:style="long"/>
      <number:text>:</number:text>
      <number:seconds number:style="long"/>
      <number:text>,</number:text>
    </number:time-style>
    <number:number-style style:name="N13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6P0" style:volatile="true">
      <number:text>R$""""""""""""""""""""""""""""""""""""""""""""""""""</number:text>
    </number:number-style>
    <number:number-style style:name="N136">
      <style:text-properties fo:color="#ff0000"/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""""""""""""""""""""""""""""""""""</number:text>
    </number:number-style>
    <number:number-style style:name="N138P1" style:volatile="true">
      <number:text>R$(""""""""""""""""""""""""""""""""""""""""""""""""""</number:text>
    </number:number-style>
    <number:number-style style:name="N138">
      <number:text>R$-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date-style style:name="N146">
      <number:month number:style="long"/>
      <number:text>/</number:text>
      <number:year number:style="long"/>
    </number:date-style>
    <number:date-style style:name="N14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3P0" style:volatile="true">
      <number:text>R$""""""""""""""""""""""""""""""""""""""""""""""""""</number:text>
    </number:number-style>
    <number:number-style style:name="N153">
      <number:text>(R$""""""""""""""""""""""""""""""""""""""""""""""""""</number:text>
      <style:map style:condition="value()&gt;=0" style:apply-style-name="N153P0"/>
    </number:number-style>
    <number:time-style style:name="N154">
      <number:hours/>
      <number:text>:</number:text>
      <number:minutes number:style="long"/>
      <number:text> </number:text>
      <number:am-pm/>
    </number:time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6">
      <number:day number:style="long"/>
      <number:text>.</number:text>
      <number:month number:style="long"/>
      <number:text>.</number:text>
      <number:year/>
    </number:date-style>
    <number:time-style style:name="N157">
      <number:minutes number:style="long"/>
      <number:text>:</number:text>
      <number:seconds number:style="long"/>
    </number:time-style>
    <number:date-style style:name="N158">
      <number:day number:style="long"/>
      <number:text>. </number:text>
      <number:month number:textual="true"/>
      <number:text> </number:text>
      <number:year/>
    </number:date-style>
    <number:number-style style:name="N15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. </number:text>
      <number:month number:textual="true"/>
    </number:date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date-style style:name="N162">
      <number:month number:textual="true"/>
      <number:text> </number:text>
      <number:year/>
    </number:dat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16:28.390827456">00:00:00</text:time></text:span><text:span text:style-name="MT2"><text:s/></text:span></text:p>
        </style:region-center>
        <style:region-right>
          <text:p><text:span text:style-name="MT4">Campos Mat. Eletr. Hidr. Soc. Un. Ltda.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Campos Mat. Eletr. Hidr. Soc. Un. Ltda.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16:28.39421402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6-01-05T14:23:12.805684102</dc:date>
    <meta:print-date>2025-01-02T18:05:13.032000000</meta:print-date>
    <dc:language>pt-PT</dc:language>
    <meta:editing-cycles>587</meta:editing-cycles>
    <meta:editing-duration>P1DT8H18M5S</meta:editing-duration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